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82000007A05CAC42DA1FA97E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82000007A05CAC42DA1FA97E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1:42:33.779441394</meta:creation-date>
    <dc:date>2017-11-23T11:44:02.270119087</dc:date>
    <meta:editing-duration>PT1M30S</meta:editing-duration>
    <meta:editing-cycles>1</meta:editing-cycles>
    <meta:document-statistic meta:object-count="23"/>
    <meta:generator>LibreOffice/5.4.1.2$Linux_X86_64 LibreOffice_project/40m0$Build-2</meta:generator>
  </office:meta>
</office:document-meta>
</file>